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.1665in" style:contextual-spacing="false" fo:text-align="start" style:justify-single-word="false" fo:keep-together="auto" fo:keep-with-next="auto"/>
    </style:style>
    <style:style style:name="P2" style:family="paragraph" style:parent-style-name="Standard">
      <style:paragraph-properties fo:margin-top="0.0835in" fo:margin-bottom="0.0835in" style:contextual-spacing="false" fo:text-align="start" style:justify-single-word="false"/>
    </style:style>
    <style:style style:name="P3" style:family="paragraph" style:parent-style-name="Heading_20_2">
      <style:paragraph-properties fo:margin-top="0.25in" fo:margin-bottom="0.1252in" style:contextual-spacing="false" fo:text-align="start" style:justify-single-word="false" fo:keep-together="auto" fo:keep-with-next="auto"/>
    </style:style>
    <style:style style:name="P4" style:family="paragraph" style:parent-style-name="Standard" style:list-style-name="WWNum1">
      <style:paragraph-properties fo:margin-left="0.5in" fo:margin-top="0.1665in" fo:margin-bottom="0.0835in" style:contextual-spacing="false" fo:text-align="start" style:justify-single-word="false" fo:text-indent="-0.1681in" style:auto-text-indent="false"/>
    </style:style>
    <style:style style:name="P5" style:family="paragraph" style:parent-style-name="Standard" style:list-style-name="WWNum1">
      <style:paragraph-properties fo:margin-left="0.5in" fo:margin-top="0.0835in" fo:margin-bottom="0.0835in" style:contextual-spacing="false" fo:text-align="start" style:justify-single-word="false" fo:text-indent="-0.1681in" style:auto-text-indent="false"/>
    </style:style>
    <style:style style:name="P6" style:family="paragraph" style:parent-style-name="Standard" style:list-style-name="WWNum1">
      <style:paragraph-properties fo:margin-left="0.5in" fo:margin-top="0.0835in" fo:margin-bottom="0.1665in" style:contextual-spacing="false" fo:text-align="start" style:justify-single-word="false" fo:text-indent="-0.1681in" style:auto-text-indent="fals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use-window-font-color="true" loext:opacity="0%" style:font-name="Times New Roman" fo:font-style="normal" style:font-name-asian="Times New Roman1" style:font-style-asian="normal" style:font-name-complex="Times New Roman1"/>
    </style:style>
    <style:style style:name="T3" style:family="text">
      <style:text-properties style:use-window-font-color="true" loext:opacity="0%" style:font-name="Times New Roman" fo:font-style="normal" officeooo:rsid="000a6cf6" style:font-name-asian="Times New Roman1" style:font-style-asian="normal" style:font-name-complex="Times New Roman1"/>
    </style:style>
    <style:style style:name="T4" style:family="text">
      <style:text-properties officeooo:rsid="000a6cf6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2">Ntowkro</text:span><text:span text:style-name="T3">m</text:span><text:span text:style-name="T2"> D/A Primary/J.H.S: Where Dreams Take Flight</text:span></text:h>
      <text:p text:style-name="P2">Nestled in vibrant Ntowkrom, Ayensuano District, Ghana’s Eastern Region, Ntowkro<text:span text:style-name="T4">m</text:span> D/A Primary/J.H.S is more than just a school—we’re a community where curiosity sparks, friendships blossom, and every learner is encouraged to shine.</text:p>
      <text:h text:style-name="P3" text:outline-level="2" loext:marker-style-name="T5"><text:span text:style-name="T2">About Us</text:span><text:span text:style-name="T6"/></text:h>
      <text:p text:style-name="P2">Ntowkro<text:span text:style-name="T4">m</text:span> D/A Primary/JHS offers quality basic education to children from diverse backgrounds. Our committed teachers foster a supportive learning environment where every child is encouraged to achieve their full potential.</text:p>
      <text:h text:style-name="P3" text:outline-level="2" loext:marker-style-name="T5"><text:span text:style-name="T2">Our Mission</text:span><text:span text:style-name="T6"/></text:h>
      <text:p text:style-name="P2">To provide accessible, inclusive, and holistic education that develops academic excellence, moral values, and life skills in our students.</text:p>
      <text:h text:style-name="P3" text:outline-level="2" loext:marker-style-name="T5"><text:span text:style-name="T2">Our Vision</text:span><text:span text:style-name="T6"/></text:h>
      <text:p text:style-name="P2">To be a leading center of learning in the Eastern Region, producing confident, responsible, and innovative individuals who contribute positively to society.</text:p>
      <text:h text:style-name="P3" text:outline-level="2" loext:marker-style-name="T5"><text:span text:style-name="T2">Programs</text:span><text:span text:style-name="T6"/></text:h>
      <text:list text:style-name="WWNum1">
        <text:list-item>
          <text:p text:style-name="P4">Kindergarten to Junior High School education</text:p>
        </text:list-item>
        <text:list-item>
          <text:p text:style-name="P5">Co-curricular activities and clubs</text:p>
        </text:list-item>
        <text:list-item>
          <text:p text:style-name="P6">Community engagement and outreach</text:p>
        </text:list-item>
      </text:list>
      <text:h text:style-name="P3" text:outline-level="2" loext:marker-style-name="T5"><text:span text:style-name="T2">Contact Us</text:span><text:span text:style-name="T6"/></text:h>
      <text:p text:style-name="P2">Ntowkro<text:span text:style-name="T4">m</text:span> D/A Primary/JHS<text:line-break/>Ntowkrom, Ayensuano District<text:line-break/>Eastern Region, Ghana</text:p>
      <text:p text:style-name="P2">Join us in shaping the future—one child at a tim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SimSun" style:font-size-asian="10pt" style:language-asian="en" style:country-asian="US" style:font-name-complex="Lucida Sans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SimSun" style:font-size-asian="10pt" style:language-asian="en" style:country-asian="US" style:font-name-complex="Lucida Sans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ize="24pt" fo:font-style="normal" fo:font-weight="bold" style:letter-kerning="true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ize="18pt" fo:font-style="normal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ize="10pt" fo:font-style="normal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Times New Roman" fo:font-family="'Times New Roman'" style:font-family-generic="roman" style:font-pitch="variable" fo:font-size="8pt" fo:font-style="normal" fo:font-weight="bold" style:font-name-asian="Times New Roman1" style:font-family-asian="'Times New Roman'" style:font-family-generic-asian="system" style:font-pitch-asian="variable" style:font-size-asian="8pt" style:font-style-asian="normal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Untitled doc</dc:title>
    <meta:editing-cycles>1</meta:editing-cycles>
    <meta:editing-duration>PT2M10S</meta:editing-duration>
    <meta:generator>LibreOffice/25.8.0.4$Windows_X86_64 LibreOffice_project/48f00303701489684e67c38c28aff00cd5929e67</meta:generator>
    <dc:date>2025-10-05T05:15:14.255317300</dc:date>
    <meta:document-statistic meta:table-count="0" meta:image-count="0" meta:object-count="0" meta:page-count="1" meta:paragraph-count="15" meta:word-count="157" meta:character-count="1085" meta:non-whitespace-character-count="948"/>
    <meta:user-defined meta:name="AppVersion">12.0000</meta:user-defined>
  </office:meta>
</office:document-meta>
</file>